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3f83" officeooo:paragraph-rsid="00093f83"/>
    </style:style>
    <style:style style:name="P2" style:family="paragraph" style:parent-style-name="Standard" style:list-style-name="L1">
      <style:text-properties officeooo:rsid="00093f83" officeooo:paragraph-rsid="00093f83" fo:background-color="#81d41a"/>
    </style:style>
    <style:style style:name="P3" style:family="paragraph" style:parent-style-name="Standard" style:list-style-name="L1">
      <style:text-properties officeooo:paragraph-rsid="00093f83"/>
    </style:style>
    <style:style style:name="P4" style:family="paragraph" style:parent-style-name="Standard">
      <style:text-properties officeooo:paragraph-rsid="00093f83"/>
    </style:style>
    <style:style style:name="T1" style:family="text">
      <style:text-properties officeooo:rsid="00093f83" fo:background-color="#ffbf00" loext:char-shading-value="0"/>
    </style:style>
    <style:style style:name="T2" style:family="text">
      <style:text-properties officeooo:rsid="00093f8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dev Hosting</text:p>
      <text:p text:style-name="P1"/>
      <text:p text:style-name="P1">GOAL - Host web server fully locally on laptop. </text:p>
      <text:list text:style-name="L1">
        <text:list-item>
          <text:p text:style-name="P2">Install Ubuntu Linux</text:p>
        </text:list-item>
        <text:list-item>
          <text:p text:style-name="P2">Setup Docker to host locally and allow access from devices on same network</text:p>
        </text:list-item>
        <text:list-item>
          <text:p text:style-name="P3"><text:span text:style-name="T1">Allow secure connections from external networks</text:span><text:span text:style-name="T2"><text:line-break/></text:span></text:p>
        </text:list-item>
      </text:list>
      <text:p text:style-name="P4"/>
      <text:p text:style-name="P1">Ubuntu Linux Desktop version as it is easy for beginners and server setup. Also I can use it as desktop during hosting.</text:p>
      <text:p text:style-name="P1"/>
      <text:p text:style-name="P1">Docker so that I can seperate the web server into its own container. More efficient than running a virtual machine. By default this allows from internal devices under the same network to visit the website.</text:p>
      <text:p text:style-name="P1"/>
      <text:p text:style-name="P1">To allow access from external networks, I can port forward but this is apparently unsecure and can be risky. An alternative is using cloudflare’s Cloudflare Tunnel which acts as a proxy between internal LAN device (laptop) and outside world without exposing my WAN and IP address. The docker web server container would use this for connectivi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6:02:53.341809300</meta:creation-date>
    <dc:date>2025-12-01T21:35:29.922709100</dc:date>
    <meta:editing-duration>PT5H21M32S</meta:editing-duration>
    <meta:editing-cycles>1</meta:editing-cycles>
    <meta:document-statistic meta:table-count="0" meta:image-count="0" meta:object-count="0" meta:page-count="1" meta:paragraph-count="8" meta:word-count="149" meta:character-count="879" meta:non-whitespace-character-count="739"/>
    <meta:generator>LibreOffice/25.8.1.1$Windows_X86_64 LibreOffice_project/54047653041915e595ad4e45cccea684809c77b5</meta:generator>
  </office:meta>
</office:document-meta>
</file>